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4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0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3.571051714" calcext:value-type="float">
            <text:p>13,571051714</text:p>
          </table:table-cell>
          <table:table-cell office:value-type="float" office:value="13.995837802" calcext:value-type="float">
            <text:p>13,995837802</text:p>
          </table:table-cell>
          <table:table-cell office:value-type="float" office:value="13.631196165" calcext:value-type="float">
            <text:p>13,631196165</text:p>
          </table:table-cell>
          <table:table-cell office:value-type="float" office:value="13.977441098" calcext:value-type="float">
            <text:p>13,977441098</text:p>
          </table:table-cell>
          <table:table-cell office:value-type="float" office:value="14.067406982" calcext:value-type="float">
            <text:p>14,067406982</text:p>
          </table:table-cell>
          <table:table-cell office:value-type="float" office:value="13.45134045" calcext:value-type="float">
            <text:p>13,45134045</text:p>
          </table:table-cell>
          <table:table-cell office:value-type="float" office:value="13.505408304" calcext:value-type="float">
            <text:p>13,505408304</text:p>
          </table:table-cell>
          <table:table-cell office:value-type="float" office:value="13.804445133" calcext:value-type="float">
            <text:p>13,804445133</text:p>
          </table:table-cell>
          <table:table-cell office:value-type="float" office:value="14.494195193" calcext:value-type="float">
            <text:p>14,494195193</text:p>
          </table:table-cell>
          <table:table-cell office:value-type="float" office:value="13.753310811" calcext:value-type="float">
            <text:p>13,753310811</text:p>
          </table:table-cell>
          <table:table-cell/>
          <table:table-cell table:formula="of:=AVERAGE([.B2:.K2])" office:value-type="float" office:value="13.8251633652" calcext:value-type="float">
            <text:p>13,8251633652</text:p>
          </table:table-cell>
          <table:table-cell table:formula="of:=TRIMMEAN([.B2:.K2];0.2)" office:value-type="float" office:value="13.788262251125" calcext:value-type="float">
            <text:p>13,788262251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913684563" calcext:value-type="float">
            <text:p>5,913684563</text:p>
          </table:table-cell>
          <table:table-cell office:value-type="float" office:value="5.505243431" calcext:value-type="float">
            <text:p>5,505243431</text:p>
          </table:table-cell>
          <table:table-cell office:value-type="float" office:value="5.460542559" calcext:value-type="float">
            <text:p>5,460542559</text:p>
          </table:table-cell>
          <table:table-cell office:value-type="float" office:value="5.462094753" calcext:value-type="float">
            <text:p>5,462094753</text:p>
          </table:table-cell>
          <table:table-cell office:value-type="float" office:value="5.471353147" calcext:value-type="float">
            <text:p>5,471353147</text:p>
          </table:table-cell>
          <table:table-cell office:value-type="float" office:value="5.482214488" calcext:value-type="float">
            <text:p>5,482214488</text:p>
          </table:table-cell>
          <table:table-cell office:value-type="float" office:value="5.460307198" calcext:value-type="float">
            <text:p>5,460307198</text:p>
          </table:table-cell>
          <table:table-cell office:value-type="float" office:value="5.476904962" calcext:value-type="float">
            <text:p>5,476904962</text:p>
          </table:table-cell>
          <table:table-cell office:value-type="float" office:value="5.44768602" calcext:value-type="float">
            <text:p>5,44768602</text:p>
          </table:table-cell>
          <table:table-cell office:value-type="float" office:value="5.460762578" calcext:value-type="float">
            <text:p>5,460762578</text:p>
          </table:table-cell>
          <table:table-cell/>
          <table:table-cell table:formula="of:=AVERAGE([.B3:.K3])" office:value-type="float" office:value="5.5140793699" calcext:value-type="float">
            <text:p>5,5140793699</text:p>
          </table:table-cell>
          <table:table-cell table:formula="of:=TRIMMEAN([.B3:.K3];0.2)" office:value-type="float" office:value="5.4724278895" calcext:value-type="float">
            <text:p>5,472427889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6.033438163" calcext:value-type="float">
            <text:p>76,033438163</text:p>
          </table:table-cell>
          <table:table-cell office:value-type="float" office:value="73.099458277" calcext:value-type="float">
            <text:p>73,099458277</text:p>
          </table:table-cell>
          <table:table-cell office:value-type="float" office:value="73.107104467" calcext:value-type="float">
            <text:p>73,107104467</text:p>
          </table:table-cell>
          <table:table-cell office:value-type="float" office:value="73.273961851" calcext:value-type="float">
            <text:p>73,273961851</text:p>
          </table:table-cell>
          <table:table-cell office:value-type="float" office:value="73.133706158" calcext:value-type="float">
            <text:p>73,133706158</text:p>
          </table:table-cell>
          <table:table-cell office:value-type="float" office:value="73.368243465" calcext:value-type="float">
            <text:p>73,368243465</text:p>
          </table:table-cell>
          <table:table-cell office:value-type="float" office:value="73.209244443" calcext:value-type="float">
            <text:p>73,209244443</text:p>
          </table:table-cell>
          <table:table-cell office:value-type="float" office:value="73.407665013" calcext:value-type="float">
            <text:p>73,407665013</text:p>
          </table:table-cell>
          <table:table-cell office:value-type="float" office:value="73.247719345" calcext:value-type="float">
            <text:p>73,247719345</text:p>
          </table:table-cell>
          <table:table-cell office:value-type="float" office:value="73.211363554" calcext:value-type="float">
            <text:p>73,211363554</text:p>
          </table:table-cell>
          <table:table-cell/>
          <table:table-cell table:formula="of:=AVERAGE([.B4:.K4])" office:value-type="float" office:value="73.5091904736" calcext:value-type="float">
            <text:p>73,5091904736</text:p>
          </table:table-cell>
          <table:table-cell table:formula="of:=TRIMMEAN([.B4:.K4];0.2)" office:value-type="float" office:value="73.244876037" calcext:value-type="float">
            <text:p>73,244876037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9392648" calcext:value-type="float">
            <text:p>34,9392648</text:p>
          </table:table-cell>
          <table:table-cell office:value-type="float" office:value="33.600362083" calcext:value-type="float">
            <text:p>33,600362083</text:p>
          </table:table-cell>
          <table:table-cell office:value-type="float" office:value="33.618421936" calcext:value-type="float">
            <text:p>33,618421936</text:p>
          </table:table-cell>
          <table:table-cell office:value-type="float" office:value="33.650095963" calcext:value-type="float">
            <text:p>33,650095963</text:p>
          </table:table-cell>
          <table:table-cell office:value-type="float" office:value="33.629184072" calcext:value-type="float">
            <text:p>33,629184072</text:p>
          </table:table-cell>
          <table:table-cell office:value-type="float" office:value="33.804600018" calcext:value-type="float">
            <text:p>33,804600018</text:p>
          </table:table-cell>
          <table:table-cell office:value-type="float" office:value="33.686189038" calcext:value-type="float">
            <text:p>33,686189038</text:p>
          </table:table-cell>
          <table:table-cell office:value-type="float" office:value="33.783378877" calcext:value-type="float">
            <text:p>33,783378877</text:p>
          </table:table-cell>
          <table:table-cell office:value-type="float" office:value="33.65791444" calcext:value-type="float">
            <text:p>33,65791444</text:p>
          </table:table-cell>
          <table:table-cell office:value-type="float" office:value="33.69783925" calcext:value-type="float">
            <text:p>33,69783925</text:p>
          </table:table-cell>
          <table:table-cell/>
          <table:table-cell table:formula="of:=AVERAGE([.B5:.K5])" office:value-type="float" office:value="33.8067250477" calcext:value-type="float">
            <text:p>33,8067250477</text:p>
          </table:table-cell>
          <table:table-cell table:formula="of:=TRIMMEAN([.B5:.K5];0.2)" office:value-type="float" office:value="33.69095294925" calcext:value-type="float">
            <text:p>33,690952949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4.706727942" calcext:value-type="float">
            <text:p>24,706727942</text:p>
          </table:table-cell>
          <table:table-cell office:value-type="float" office:value="25.809983688" calcext:value-type="float">
            <text:p>25,809983688</text:p>
          </table:table-cell>
          <table:table-cell office:value-type="float" office:value="25.343310366" calcext:value-type="float">
            <text:p>25,343310366</text:p>
          </table:table-cell>
          <table:table-cell office:value-type="float" office:value="24.489823539" calcext:value-type="float">
            <text:p>24,489823539</text:p>
          </table:table-cell>
          <table:table-cell office:value-type="float" office:value="25.9223669" calcext:value-type="float">
            <text:p>25,9223669</text:p>
          </table:table-cell>
          <table:table-cell office:value-type="float" office:value="24.961417487" calcext:value-type="float">
            <text:p>24,961417487</text:p>
          </table:table-cell>
          <table:table-cell office:value-type="float" office:value="25.630340835" calcext:value-type="float">
            <text:p>25,630340835</text:p>
          </table:table-cell>
          <table:table-cell office:value-type="float" office:value="26.3358919" calcext:value-type="float">
            <text:p>26,3358919</text:p>
          </table:table-cell>
          <table:table-cell office:value-type="float" office:value="27.169083204" calcext:value-type="float">
            <text:p>27,169083204</text:p>
          </table:table-cell>
          <table:table-cell office:value-type="float" office:value="26.307980194" calcext:value-type="float">
            <text:p>26,307980194</text:p>
          </table:table-cell>
          <table:table-cell/>
          <table:table-cell table:formula="of:=AVERAGE([.B6:.K6])" office:value-type="float" office:value="25.6676926055" calcext:value-type="float">
            <text:p>25,6676926055</text:p>
          </table:table-cell>
          <table:table-cell table:formula="of:=TRIMMEAN([.B6:.K6];0.2)" office:value-type="float" office:value="25.627252414" calcext:value-type="float">
            <text:p>25,627252414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19.165014012" calcext:value-type="float">
            <text:p>119,165014012</text:p>
          </table:table-cell>
          <table:table-cell office:value-type="float" office:value="118.346087011" calcext:value-type="float">
            <text:p>118,346087011</text:p>
          </table:table-cell>
          <table:table-cell office:value-type="float" office:value="116.914691269" calcext:value-type="float">
            <text:p>116,914691269</text:p>
          </table:table-cell>
          <table:table-cell office:value-type="float" office:value="117.377405215" calcext:value-type="float">
            <text:p>117,377405215</text:p>
          </table:table-cell>
          <table:table-cell office:value-type="float" office:value="117.430177502" calcext:value-type="float">
            <text:p>117,430177502</text:p>
          </table:table-cell>
          <table:table-cell office:value-type="float" office:value="116.943749607" calcext:value-type="float">
            <text:p>116,943749607</text:p>
          </table:table-cell>
          <table:table-cell office:value-type="float" office:value="116.684081467" calcext:value-type="float">
            <text:p>116,684081467</text:p>
          </table:table-cell>
          <table:table-cell office:value-type="float" office:value="118.399155236" calcext:value-type="float">
            <text:p>118,399155236</text:p>
          </table:table-cell>
          <table:table-cell office:value-type="float" office:value="116.813583229" calcext:value-type="float">
            <text:p>116,813583229</text:p>
          </table:table-cell>
          <table:table-cell office:value-type="float" office:value="119.252606293" calcext:value-type="float">
            <text:p>119,252606293</text:p>
          </table:table-cell>
          <table:table-cell/>
          <table:table-cell table:formula="of:=AVERAGE([.B7:.K7])" office:value-type="float" office:value="117.7326550841" calcext:value-type="float">
            <text:p>117,7326550841</text:p>
          </table:table-cell>
          <table:table-cell table:formula="of:=TRIMMEAN([.B7:.K7];0.2)" office:value-type="float" office:value="117.673732885125" calcext:value-type="float">
            <text:p>117,6737328851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3.955887489" calcext:value-type="float">
            <text:p>3,955887489</text:p>
          </table:table-cell>
          <table:table-cell office:value-type="float" office:value="3.939242029" calcext:value-type="float">
            <text:p>3,939242029</text:p>
          </table:table-cell>
          <table:table-cell office:value-type="float" office:value="3.930719931" calcext:value-type="float">
            <text:p>3,930719931</text:p>
          </table:table-cell>
          <table:table-cell office:value-type="float" office:value="3.950342156" calcext:value-type="float">
            <text:p>3,950342156</text:p>
          </table:table-cell>
          <table:table-cell office:value-type="float" office:value="3.934240541" calcext:value-type="float">
            <text:p>3,934240541</text:p>
          </table:table-cell>
          <table:table-cell office:value-type="float" office:value="3.955331226" calcext:value-type="float">
            <text:p>3,955331226</text:p>
          </table:table-cell>
          <table:table-cell office:value-type="float" office:value="3.9440288" calcext:value-type="float">
            <text:p>3,9440288</text:p>
          </table:table-cell>
          <table:table-cell office:value-type="float" office:value="3.951545678" calcext:value-type="float">
            <text:p>3,951545678</text:p>
          </table:table-cell>
          <table:table-cell office:value-type="float" office:value="3.953504079" calcext:value-type="float">
            <text:p>3,953504079</text:p>
          </table:table-cell>
          <table:table-cell office:value-type="float" office:value="3.942515464" calcext:value-type="float">
            <text:p>3,942515464</text:p>
          </table:table-cell>
          <table:table-cell/>
          <table:table-cell table:formula="of:=AVERAGE([.B8:.K8])" office:value-type="float" office:value="3.9457357393" calcext:value-type="float">
            <text:p>3,9457357393</text:p>
          </table:table-cell>
          <table:table-cell table:formula="of:=TRIMMEAN([.B8:.K8];0.2)" office:value-type="float" office:value="3.946343746625" calcext:value-type="float">
            <text:p>3,9463437466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19.875610516" calcext:value-type="float">
            <text:p>119,875610516</text:p>
          </table:table-cell>
          <table:table-cell office:value-type="float" office:value="118.798820206" calcext:value-type="float">
            <text:p>118,798820206</text:p>
          </table:table-cell>
          <table:table-cell office:value-type="float" office:value="117.600606647" calcext:value-type="float">
            <text:p>117,600606647</text:p>
          </table:table-cell>
          <table:table-cell office:value-type="float" office:value="117.280757799" calcext:value-type="float">
            <text:p>117,280757799</text:p>
          </table:table-cell>
          <table:table-cell office:value-type="float" office:value="120.898511372" calcext:value-type="float">
            <text:p>120,898511372</text:p>
          </table:table-cell>
          <table:table-cell office:value-type="float" office:value="119.148242159" calcext:value-type="float">
            <text:p>119,148242159</text:p>
          </table:table-cell>
          <table:table-cell office:value-type="float" office:value="120.646725405" calcext:value-type="float">
            <text:p>120,646725405</text:p>
          </table:table-cell>
          <table:table-cell office:value-type="float" office:value="118.514350385" calcext:value-type="float">
            <text:p>118,514350385</text:p>
          </table:table-cell>
          <table:table-cell office:value-type="float" office:value="118.066772825" calcext:value-type="float">
            <text:p>118,066772825</text:p>
          </table:table-cell>
          <table:table-cell office:value-type="float" office:value="117.736699389" calcext:value-type="float">
            <text:p>117,736699389</text:p>
          </table:table-cell>
          <table:table-cell/>
          <table:table-cell table:formula="of:=AVERAGE([.B9:.K9])" office:value-type="float" office:value="118.8567096703" calcext:value-type="float">
            <text:p>118,8567096703</text:p>
          </table:table-cell>
          <table:table-cell table:formula="of:=TRIMMEAN([.B9:.K9];0.2)" office:value-type="float" office:value="118.7984784415" calcext:value-type="float">
            <text:p>118,7984784415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872041" calcext:value-type="float">
            <text:p>0,04872041</text:p>
          </table:table-cell>
          <table:table-cell office:value-type="float" office:value="0.002236995" calcext:value-type="float">
            <text:p>0,002236995</text:p>
          </table:table-cell>
          <table:table-cell office:value-type="float" office:value="0.002272048" calcext:value-type="float">
            <text:p>0,002272048</text:p>
          </table:table-cell>
          <table:table-cell office:value-type="float" office:value="0.012054178" calcext:value-type="float">
            <text:p>0,012054178</text:p>
          </table:table-cell>
          <table:table-cell office:value-type="float" office:value="0.004816556" calcext:value-type="float">
            <text:p>0,004816556</text:p>
          </table:table-cell>
          <table:table-cell office:value-type="float" office:value="0.003245513" calcext:value-type="float">
            <text:p>0,003245513</text:p>
          </table:table-cell>
          <table:table-cell office:value-type="float" office:value="0.002463701" calcext:value-type="float">
            <text:p>0,002463701</text:p>
          </table:table-cell>
          <table:table-cell office:value-type="float" office:value="0.003196465" calcext:value-type="float">
            <text:p>0,003196465</text:p>
          </table:table-cell>
          <table:table-cell office:value-type="float" office:value="0.002741301" calcext:value-type="float">
            <text:p>0,002741301</text:p>
          </table:table-cell>
          <table:table-cell office:value-type="float" office:value="0.005319752" calcext:value-type="float">
            <text:p>0,005319752</text:p>
          </table:table-cell>
          <table:table-cell/>
          <table:table-cell table:formula="of:=AVERAGE([.B10:.K10])" office:value-type="float" office:value="0.0087066919" calcext:value-type="float">
            <text:p>0,0087066919</text:p>
          </table:table-cell>
          <table:table-cell table:formula="of:=TRIMMEAN([.B10:.K10];0.2)" office:value-type="float" office:value="0.00451368925" calcext:value-type="float">
            <text:p>0,004513689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9985865" calcext:value-type="float">
            <text:p>0,059985865</text:p>
          </table:table-cell>
          <table:table-cell office:value-type="float" office:value="0.002825308" calcext:value-type="float">
            <text:p>0,002825308</text:p>
          </table:table-cell>
          <table:table-cell office:value-type="float" office:value="0.002860321" calcext:value-type="float">
            <text:p>0,002860321</text:p>
          </table:table-cell>
          <table:table-cell office:value-type="float" office:value="0.002651946" calcext:value-type="float">
            <text:p>0,002651946</text:p>
          </table:table-cell>
          <table:table-cell office:value-type="float" office:value="0.003780257" calcext:value-type="float">
            <text:p>0,003780257</text:p>
          </table:table-cell>
          <table:table-cell office:value-type="float" office:value="0.002717557" calcext:value-type="float">
            <text:p>0,002717557</text:p>
          </table:table-cell>
          <table:table-cell office:value-type="float" office:value="0.002233194" calcext:value-type="float">
            <text:p>0,002233194</text:p>
          </table:table-cell>
          <table:table-cell office:value-type="float" office:value="0.002895079" calcext:value-type="float">
            <text:p>0,002895079</text:p>
          </table:table-cell>
          <table:table-cell office:value-type="float" office:value="0.001834039" calcext:value-type="float">
            <text:p>0,001834039</text:p>
          </table:table-cell>
          <table:table-cell office:value-type="float" office:value="0.001575558" calcext:value-type="float">
            <text:p>0,001575558</text:p>
          </table:table-cell>
          <table:table-cell/>
          <table:table-cell table:formula="of:=AVERAGE([.B11:.K11])" office:value-type="float" office:value="0.0083359124" calcext:value-type="float">
            <text:p>0,0083359124</text:p>
          </table:table-cell>
          <table:table-cell table:formula="of:=TRIMMEAN([.B11:.K11];0.2)" office:value-type="float" office:value="0.002724712625" calcext:value-type="float">
            <text:p>0,002724712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2001557" calcext:value-type="float">
            <text:p>0,02001557</text:p>
          </table:table-cell>
          <table:table-cell office:value-type="float" office:value="0.002876767" calcext:value-type="float">
            <text:p>0,002876767</text:p>
          </table:table-cell>
          <table:table-cell office:value-type="float" office:value="0.002279762" calcext:value-type="float">
            <text:p>0,002279762</text:p>
          </table:table-cell>
          <table:table-cell office:value-type="float" office:value="0.004827695" calcext:value-type="float">
            <text:p>0,004827695</text:p>
          </table:table-cell>
          <table:table-cell office:value-type="float" office:value="0.003256877" calcext:value-type="float">
            <text:p>0,003256877</text:p>
          </table:table-cell>
          <table:table-cell office:value-type="float" office:value="0.002497933" calcext:value-type="float">
            <text:p>0,002497933</text:p>
          </table:table-cell>
          <table:table-cell office:value-type="float" office:value="0.002184751" calcext:value-type="float">
            <text:p>0,002184751</text:p>
          </table:table-cell>
          <table:table-cell office:value-type="float" office:value="0.00199168" calcext:value-type="float">
            <text:p>0,00199168</text:p>
          </table:table-cell>
          <table:table-cell office:value-type="float" office:value="0.00213756" calcext:value-type="float">
            <text:p>0,00213756</text:p>
          </table:table-cell>
          <table:table-cell office:value-type="float" office:value="0.001843464" calcext:value-type="float">
            <text:p>0,001843464</text:p>
          </table:table-cell>
          <table:table-cell/>
          <table:table-cell table:formula="of:=AVERAGE([.B12:.K12])" office:value-type="float" office:value="0.0043912059" calcext:value-type="float">
            <text:p>0,0043912059</text:p>
          </table:table-cell>
          <table:table-cell table:formula="of:=TRIMMEAN([.B12:.K12];0.2)" office:value-type="float" office:value="0.002756628125" calcext:value-type="float">
            <text:p>0,002756628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199352" calcext:value-type="float">
            <text:p>0,002199352</text:p>
          </table:table-cell>
          <table:table-cell office:value-type="float" office:value="0.002120142" calcext:value-type="float">
            <text:p>0,002120142</text:p>
          </table:table-cell>
          <table:table-cell office:value-type="float" office:value="0.001678183" calcext:value-type="float">
            <text:p>0,001678183</text:p>
          </table:table-cell>
          <table:table-cell office:value-type="float" office:value="0.002226593" calcext:value-type="float">
            <text:p>0,002226593</text:p>
          </table:table-cell>
          <table:table-cell office:value-type="float" office:value="0.003134949" calcext:value-type="float">
            <text:p>0,003134949</text:p>
          </table:table-cell>
          <table:table-cell office:value-type="float" office:value="0.002727347" calcext:value-type="float">
            <text:p>0,002727347</text:p>
          </table:table-cell>
          <table:table-cell office:value-type="float" office:value="0.002178482" calcext:value-type="float">
            <text:p>0,002178482</text:p>
          </table:table-cell>
          <table:table-cell office:value-type="float" office:value="0.001442346" calcext:value-type="float">
            <text:p>0,001442346</text:p>
          </table:table-cell>
          <table:table-cell office:value-type="float" office:value="0.001740543" calcext:value-type="float">
            <text:p>0,001740543</text:p>
          </table:table-cell>
          <table:table-cell office:value-type="float" office:value="0.001460294" calcext:value-type="float">
            <text:p>0,001460294</text:p>
          </table:table-cell>
          <table:table-cell/>
          <table:table-cell table:formula="of:=AVERAGE([.B13:.K13])" office:value-type="float" office:value="0.0020908231" calcext:value-type="float">
            <text:p>0,0020908231</text:p>
          </table:table-cell>
          <table:table-cell table:formula="of:=TRIMMEAN([.B13:.K13];0.2)" office:value-type="float" office:value="0.002041367" calcext:value-type="float">
            <text:p>0,002041367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1915977" calcext:value-type="float">
            <text:p>0,011915977</text:p>
          </table:table-cell>
          <table:table-cell office:value-type="float" office:value="0.001779684" calcext:value-type="float">
            <text:p>0,001779684</text:p>
          </table:table-cell>
          <table:table-cell office:value-type="float" office:value="0.001656255" calcext:value-type="float">
            <text:p>0,001656255</text:p>
          </table:table-cell>
          <table:table-cell office:value-type="float" office:value="0.002686936" calcext:value-type="float">
            <text:p>0,002686936</text:p>
          </table:table-cell>
          <table:table-cell office:value-type="float" office:value="0.002736585" calcext:value-type="float">
            <text:p>0,002736585</text:p>
          </table:table-cell>
          <table:table-cell office:value-type="float" office:value="0.002695584" calcext:value-type="float">
            <text:p>0,002695584</text:p>
          </table:table-cell>
          <table:table-cell office:value-type="float" office:value="0.001754583" calcext:value-type="float">
            <text:p>0,001754583</text:p>
          </table:table-cell>
          <table:table-cell office:value-type="float" office:value="0.001438141" calcext:value-type="float">
            <text:p>0,001438141</text:p>
          </table:table-cell>
          <table:table-cell office:value-type="float" office:value="0.001483205" calcext:value-type="float">
            <text:p>0,001483205</text:p>
          </table:table-cell>
          <table:table-cell office:value-type="float" office:value="0.001334921" calcext:value-type="float">
            <text:p>0,001334921</text:p>
          </table:table-cell>
          <table:table-cell/>
          <table:table-cell table:formula="of:=AVERAGE([.B14:.K14])" office:value-type="float" office:value="0.0029481871" calcext:value-type="float">
            <text:p>0,0029481871</text:p>
          </table:table-cell>
          <table:table-cell table:formula="of:=TRIMMEAN([.B14:.K14];0.2)" office:value-type="float" office:value="0.002028871625" calcext:value-type="float">
            <text:p>0,002028871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8622879" calcext:value-type="float">
            <text:p>0,008622879</text:p>
          </table:table-cell>
          <table:table-cell office:value-type="float" office:value="0.002213627" calcext:value-type="float">
            <text:p>0,002213627</text:p>
          </table:table-cell>
          <table:table-cell office:value-type="float" office:value="0.002639813" calcext:value-type="float">
            <text:p>0,002639813</text:p>
          </table:table-cell>
          <table:table-cell office:value-type="float" office:value="0.002367876" calcext:value-type="float">
            <text:p>0,002367876</text:p>
          </table:table-cell>
          <table:table-cell office:value-type="float" office:value="0.002489633" calcext:value-type="float">
            <text:p>0,002489633</text:p>
          </table:table-cell>
          <table:table-cell office:value-type="float" office:value="0.003795504" calcext:value-type="float">
            <text:p>0,003795504</text:p>
          </table:table-cell>
          <table:table-cell office:value-type="float" office:value="0.001882437" calcext:value-type="float">
            <text:p>0,001882437</text:p>
          </table:table-cell>
          <table:table-cell office:value-type="float" office:value="0.001969072" calcext:value-type="float">
            <text:p>0,001969072</text:p>
          </table:table-cell>
          <table:table-cell office:value-type="float" office:value="0.001986888" calcext:value-type="float">
            <text:p>0,001986888</text:p>
          </table:table-cell>
          <table:table-cell office:value-type="float" office:value="0.001908107" calcext:value-type="float">
            <text:p>0,001908107</text:p>
          </table:table-cell>
          <table:table-cell/>
          <table:table-cell table:formula="of:=AVERAGE([.B15:.K15])" office:value-type="float" office:value="0.0029875836" calcext:value-type="float">
            <text:p>0,0029875836</text:p>
          </table:table-cell>
          <table:table-cell table:formula="of:=TRIMMEAN([.B15:.K15];0.2)" office:value-type="float" office:value="0.002421315" calcext:value-type="float">
            <text:p>0,00242131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8954268" calcext:value-type="float">
            <text:p>0,008954268</text:p>
          </table:table-cell>
          <table:table-cell office:value-type="float" office:value="0.0055012" calcext:value-type="float">
            <text:p>0,0055012</text:p>
          </table:table-cell>
          <table:table-cell office:value-type="float" office:value="0.001656647" calcext:value-type="float">
            <text:p>0,001656647</text:p>
          </table:table-cell>
          <table:table-cell office:value-type="float" office:value="0.001846536" calcext:value-type="float">
            <text:p>0,001846536</text:p>
          </table:table-cell>
          <table:table-cell office:value-type="float" office:value="0.002310414" calcext:value-type="float">
            <text:p>0,002310414</text:p>
          </table:table-cell>
          <table:table-cell office:value-type="float" office:value="0.00151298" calcext:value-type="float">
            <text:p>0,00151298</text:p>
          </table:table-cell>
          <table:table-cell office:value-type="float" office:value="0.00136799" calcext:value-type="float">
            <text:p>0,00136799</text:p>
          </table:table-cell>
          <table:table-cell office:value-type="float" office:value="0.00124924" calcext:value-type="float">
            <text:p>0,00124924</text:p>
          </table:table-cell>
          <table:table-cell office:value-type="float" office:value="0.001358267" calcext:value-type="float">
            <text:p>0,001358267</text:p>
          </table:table-cell>
          <table:table-cell office:value-type="float" office:value="0.001258475" calcext:value-type="float">
            <text:p>0,001258475</text:p>
          </table:table-cell>
          <table:table-cell/>
          <table:table-cell table:formula="of:=AVERAGE([.B16:.K16])" office:value-type="float" office:value="0.0027016017" calcext:value-type="float">
            <text:p>0,0027016017</text:p>
          </table:table-cell>
          <table:table-cell table:formula="of:=TRIMMEAN([.B16:.K16];0.2)" office:value-type="float" office:value="0.002101563625" calcext:value-type="float">
            <text:p>0,002101563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073271" calcext:value-type="float">
            <text:p>0,007073271</text:p>
          </table:table-cell>
          <table:table-cell office:value-type="float" office:value="0.00188398" calcext:value-type="float">
            <text:p>0,00188398</text:p>
          </table:table-cell>
          <table:table-cell office:value-type="float" office:value="0.00154922" calcext:value-type="float">
            <text:p>0,00154922</text:p>
          </table:table-cell>
          <table:table-cell office:value-type="float" office:value="0.011927287" calcext:value-type="float">
            <text:p>0,011927287</text:p>
          </table:table-cell>
          <table:table-cell office:value-type="float" office:value="0.002334357" calcext:value-type="float">
            <text:p>0,002334357</text:p>
          </table:table-cell>
          <table:table-cell office:value-type="float" office:value="0.001425582" calcext:value-type="float">
            <text:p>0,001425582</text:p>
          </table:table-cell>
          <table:table-cell office:value-type="float" office:value="0.001330176" calcext:value-type="float">
            <text:p>0,001330176</text:p>
          </table:table-cell>
          <table:table-cell office:value-type="float" office:value="0.001240921" calcext:value-type="float">
            <text:p>0,001240921</text:p>
          </table:table-cell>
          <table:table-cell office:value-type="float" office:value="0.0012035" calcext:value-type="float">
            <text:p>0,0012035</text:p>
          </table:table-cell>
          <table:table-cell office:value-type="float" office:value="0.001339088" calcext:value-type="float">
            <text:p>0,001339088</text:p>
          </table:table-cell>
          <table:table-cell/>
          <table:table-cell table:formula="of:=AVERAGE([.B17:.K17])" office:value-type="float" office:value="0.0031307382" calcext:value-type="float">
            <text:p>0,0031307382</text:p>
          </table:table-cell>
          <table:table-cell table:formula="of:=TRIMMEAN([.B17:.K17];0.2)" office:value-type="float" office:value="0.002272074375" calcext:value-type="float">
            <text:p>0,002272074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694316" calcext:value-type="float">
            <text:p>0,001694316</text:p>
          </table:table-cell>
          <table:table-cell office:value-type="float" office:value="0.006235435" calcext:value-type="float">
            <text:p>0,006235435</text:p>
          </table:table-cell>
          <table:table-cell office:value-type="float" office:value="0.001443464" calcext:value-type="float">
            <text:p>0,001443464</text:p>
          </table:table-cell>
          <table:table-cell office:value-type="float" office:value="0.00606269" calcext:value-type="float">
            <text:p>0,00606269</text:p>
          </table:table-cell>
          <table:table-cell office:value-type="float" office:value="0.001992532" calcext:value-type="float">
            <text:p>0,001992532</text:p>
          </table:table-cell>
          <table:table-cell office:value-type="float" office:value="0.001340634" calcext:value-type="float">
            <text:p>0,001340634</text:p>
          </table:table-cell>
          <table:table-cell office:value-type="float" office:value="0.001242699" calcext:value-type="float">
            <text:p>0,001242699</text:p>
          </table:table-cell>
          <table:table-cell office:value-type="float" office:value="0.001091304" calcext:value-type="float">
            <text:p>0,001091304</text:p>
          </table:table-cell>
          <table:table-cell office:value-type="float" office:value="0.001690607" calcext:value-type="float">
            <text:p>0,001690607</text:p>
          </table:table-cell>
          <table:table-cell office:value-type="float" office:value="0.001199755" calcext:value-type="float">
            <text:p>0,001199755</text:p>
          </table:table-cell>
          <table:table-cell/>
          <table:table-cell table:formula="of:=AVERAGE([.B18:.K18])" office:value-type="float" office:value="0.0023993436" calcext:value-type="float">
            <text:p>0,0023993436</text:p>
          </table:table-cell>
          <table:table-cell table:formula="of:=TRIMMEAN([.B18:.K18];0.2)" office:value-type="float" office:value="0.002083337125" calcext:value-type="float">
            <text:p>0,002083337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93301" calcext:value-type="float">
            <text:p>0,00193301</text:p>
          </table:table-cell>
          <table:table-cell office:value-type="float" office:value="0.002020502" calcext:value-type="float">
            <text:p>0,002020502</text:p>
          </table:table-cell>
          <table:table-cell office:value-type="float" office:value="0.002061451" calcext:value-type="float">
            <text:p>0,002061451</text:p>
          </table:table-cell>
          <table:table-cell office:value-type="float" office:value="0.001771056" calcext:value-type="float">
            <text:p>0,001771056</text:p>
          </table:table-cell>
          <table:table-cell office:value-type="float" office:value="0.001531591" calcext:value-type="float">
            <text:p>0,001531591</text:p>
          </table:table-cell>
          <table:table-cell office:value-type="float" office:value="0.001516731" calcext:value-type="float">
            <text:p>0,001516731</text:p>
          </table:table-cell>
          <table:table-cell office:value-type="float" office:value="0.001305869" calcext:value-type="float">
            <text:p>0,001305869</text:p>
          </table:table-cell>
          <table:table-cell office:value-type="float" office:value="0.001244402" calcext:value-type="float">
            <text:p>0,001244402</text:p>
          </table:table-cell>
          <table:table-cell office:value-type="float" office:value="0.001405047" calcext:value-type="float">
            <text:p>0,001405047</text:p>
          </table:table-cell>
          <table:table-cell office:value-type="float" office:value="0.001201874" calcext:value-type="float">
            <text:p>0,001201874</text:p>
          </table:table-cell>
          <table:table-cell/>
          <table:table-cell table:formula="of:=AVERAGE([.B19:.K19])" office:value-type="float" office:value="0.0015991533" calcext:value-type="float">
            <text:p>0,0015991533</text:p>
          </table:table-cell>
          <table:table-cell table:formula="of:=TRIMMEAN([.B19:.K19];0.2)" office:value-type="float" office:value="0.001591026" calcext:value-type="float">
            <text:p>0,001591026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10730085" calcext:value-type="float">
            <text:p>0,210730085</text:p>
          </table:table-cell>
          <table:table-cell office:value-type="float" office:value="0.170068817" calcext:value-type="float">
            <text:p>0,170068817</text:p>
          </table:table-cell>
          <table:table-cell office:value-type="float" office:value="0.213023056" calcext:value-type="float">
            <text:p>0,213023056</text:p>
          </table:table-cell>
          <table:table-cell office:value-type="float" office:value="0.214192025" calcext:value-type="float">
            <text:p>0,214192025</text:p>
          </table:table-cell>
          <table:table-cell office:value-type="float" office:value="0.17096653" calcext:value-type="float">
            <text:p>0,17096653</text:p>
          </table:table-cell>
          <table:table-cell office:value-type="float" office:value="0.181326875" calcext:value-type="float">
            <text:p>0,181326875</text:p>
          </table:table-cell>
          <table:table-cell office:value-type="float" office:value="0.180041485" calcext:value-type="float">
            <text:p>0,180041485</text:p>
          </table:table-cell>
          <table:table-cell office:value-type="float" office:value="0.193163547" calcext:value-type="float">
            <text:p>0,193163547</text:p>
          </table:table-cell>
          <table:table-cell office:value-type="float" office:value="0.183432418" calcext:value-type="float">
            <text:p>0,183432418</text:p>
          </table:table-cell>
          <table:table-cell office:value-type="float" office:value="0.179203946" calcext:value-type="float">
            <text:p>0,179203946</text:p>
          </table:table-cell>
          <table:table-cell/>
          <table:table-cell table:formula="of:=AVERAGE([.B20:.K20])" office:value-type="float" office:value="0.1896148784" calcext:value-type="float">
            <text:p>0,1896148784</text:p>
          </table:table-cell>
          <table:table-cell table:formula="of:=TRIMMEAN([.B20:.K20];0.2)" office:value-type="float" office:value="0.18898599275" calcext:value-type="float">
            <text:p>0,18898599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270.055505946" calcext:value-type="float">
            <text:p>270,055505946</text:p>
          </table:table-cell>
          <table:table-cell table:formula="of:=SUM([.N2:.N7])" office:value-type="float" office:value="269.497504426" calcext:value-type="float">
            <text:p>269,49750442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10:.M19])" office:value-type="float" office:value="0.0392912408" calcext:value-type="float">
            <text:p>0,0392912408</text:p>
          </table:table-cell>
          <table:table-cell table:formula="of:=SUM([.N10:.N19])" office:value-type="float" office:value="0.02453458475" calcext:value-type="float">
            <text:p>0,0245345848</text:p>
          </table:table-cell>
        </table:table-row>
      </table:table>
      <table:table table:name="4CM" table:style-name="ta1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6.075596422" calcext:value-type="float">
            <text:p>6,075596422</text:p>
          </table:table-cell>
          <table:table-cell office:value-type="float" office:value="5.509644627" calcext:value-type="float">
            <text:p>5,509644627</text:p>
          </table:table-cell>
          <table:table-cell office:value-type="float" office:value="5.702121722" calcext:value-type="float">
            <text:p>5,702121722</text:p>
          </table:table-cell>
          <table:table-cell office:value-type="float" office:value="5.699129099" calcext:value-type="float">
            <text:p>5,699129099</text:p>
          </table:table-cell>
          <table:table-cell office:value-type="float" office:value="5.704997966" calcext:value-type="float">
            <text:p>5,704997966</text:p>
          </table:table-cell>
          <table:table-cell office:value-type="float" office:value="5.706451355" calcext:value-type="float">
            <text:p>5,706451355</text:p>
          </table:table-cell>
          <table:table-cell office:value-type="float" office:value="5.718121506" calcext:value-type="float">
            <text:p>5,718121506</text:p>
          </table:table-cell>
          <table:table-cell office:value-type="float" office:value="5.692806886" calcext:value-type="float">
            <text:p>5,692806886</text:p>
          </table:table-cell>
          <table:table-cell office:value-type="float" office:value="5.67765035" calcext:value-type="float">
            <text:p>5,67765035</text:p>
          </table:table-cell>
          <table:table-cell office:value-type="float" office:value="5.692078395" calcext:value-type="float">
            <text:p>5,692078395</text:p>
          </table:table-cell>
          <table:table-cell/>
          <table:table-cell table:formula="of:=AVERAGE([.B2:.K2])" office:value-type="float" office:value="5.7178598328" calcext:value-type="float">
            <text:p>5,7178598328</text:p>
          </table:table-cell>
          <table:table-cell table:formula="of:=TRIMMEAN([.B2:.K2];0.2)" office:value-type="float" office:value="5.699169659875" calcext:value-type="float">
            <text:p>5,6991696599</text:p>
          </table:table-cell>
          <table:table-cell/>
          <table:table-cell table:formula="of:=[.M2]-[2CM.M2]" office:value-type="float" office:value="-8.1073035324" calcext:value-type="float">
            <text:p>-8,1073035324</text:p>
          </table:table-cell>
          <table:table-cell table:formula="of:=[.N2]-[2CM.N2]" office:value-type="float" office:value="-8.08909259125" calcext:value-type="float">
            <text:p>-8,089092591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000842958" calcext:value-type="float">
            <text:p>6,000842958</text:p>
          </table:table-cell>
          <table:table-cell office:value-type="float" office:value="5.826777915" calcext:value-type="float">
            <text:p>5,826777915</text:p>
          </table:table-cell>
          <table:table-cell office:value-type="float" office:value="6.08434187" calcext:value-type="float">
            <text:p>6,08434187</text:p>
          </table:table-cell>
          <table:table-cell office:value-type="float" office:value="6.129585283" calcext:value-type="float">
            <text:p>6,129585283</text:p>
          </table:table-cell>
          <table:table-cell office:value-type="float" office:value="6.076827028" calcext:value-type="float">
            <text:p>6,076827028</text:p>
          </table:table-cell>
          <table:table-cell office:value-type="float" office:value="6.134158852" calcext:value-type="float">
            <text:p>6,134158852</text:p>
          </table:table-cell>
          <table:table-cell office:value-type="float" office:value="6.088580177" calcext:value-type="float">
            <text:p>6,088580177</text:p>
          </table:table-cell>
          <table:table-cell office:value-type="float" office:value="6.064143858" calcext:value-type="float">
            <text:p>6,064143858</text:p>
          </table:table-cell>
          <table:table-cell office:value-type="float" office:value="6.122294348" calcext:value-type="float">
            <text:p>6,122294348</text:p>
          </table:table-cell>
          <table:table-cell office:value-type="float" office:value="6.117884434" calcext:value-type="float">
            <text:p>6,117884434</text:p>
          </table:table-cell>
          <table:table-cell/>
          <table:table-cell table:formula="of:=AVERAGE([.B3:.K3])" office:value-type="float" office:value="6.0645436723" calcext:value-type="float">
            <text:p>6,0645436723</text:p>
          </table:table-cell>
          <table:table-cell table:formula="of:=TRIMMEAN([.B3:.K3];0.2)" office:value-type="float" office:value="6.0855624945" calcext:value-type="float">
            <text:p>6,0855624945</text:p>
          </table:table-cell>
          <table:table-cell/>
          <table:table-cell table:formula="of:=[.M3]-[2CM.M3]" office:value-type="float" office:value="0.550464302399999" calcext:value-type="float">
            <text:p>0,5504643024</text:p>
          </table:table-cell>
          <table:table-cell table:formula="of:=[.N3]-[2CM.N3]" office:value-type="float" office:value="0.613134605" calcext:value-type="float">
            <text:p>0,61313460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31.007488658" calcext:value-type="float">
            <text:p>231,007488658</text:p>
          </table:table-cell>
          <table:table-cell office:value-type="float" office:value="228.921754579" calcext:value-type="float">
            <text:p>228,921754579</text:p>
          </table:table-cell>
          <table:table-cell office:value-type="float" office:value="231.890537139" calcext:value-type="float">
            <text:p>231,890537139</text:p>
          </table:table-cell>
          <table:table-cell office:value-type="float" office:value="236.047202773" calcext:value-type="float">
            <text:p>236,047202773</text:p>
          </table:table-cell>
          <table:table-cell office:value-type="float" office:value="233.437471258" calcext:value-type="float">
            <text:p>233,437471258</text:p>
          </table:table-cell>
          <table:table-cell office:value-type="float" office:value="237.612428717" calcext:value-type="float">
            <text:p>237,612428717</text:p>
          </table:table-cell>
          <table:table-cell office:value-type="float" office:value="232.459671947" calcext:value-type="float">
            <text:p>232,459671947</text:p>
          </table:table-cell>
          <table:table-cell office:value-type="float" office:value="231.658485358" calcext:value-type="float">
            <text:p>231,658485358</text:p>
          </table:table-cell>
          <table:table-cell office:value-type="float" office:value="234.847973743" calcext:value-type="float">
            <text:p>234,847973743</text:p>
          </table:table-cell>
          <table:table-cell office:value-type="float" office:value="232.801914071" calcext:value-type="float">
            <text:p>232,801914071</text:p>
          </table:table-cell>
          <table:table-cell/>
          <table:table-cell table:formula="of:=AVERAGE([.B4:.K4])" office:value-type="float" office:value="233.0684928243" calcext:value-type="float">
            <text:p>233,0684928243</text:p>
          </table:table-cell>
          <table:table-cell table:formula="of:=TRIMMEAN([.B4:.K4];0.2)" office:value-type="float" office:value="233.018843118375" calcext:value-type="float">
            <text:p>233,0188431184</text:p>
          </table:table-cell>
          <table:table-cell/>
          <table:table-cell table:formula="of:=[.M4]-[2CM.M4]" office:value-type="float" office:value="159.5593023507" calcext:value-type="float">
            <text:p>159,5593023507</text:p>
          </table:table-cell>
          <table:table-cell table:formula="of:=[.N4]-[2CM.N4]" office:value-type="float" office:value="159.773967081375" calcext:value-type="float">
            <text:p>159,773967081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4.89271681" calcext:value-type="float">
            <text:p>104,89271681</text:p>
          </table:table-cell>
          <table:table-cell office:value-type="float" office:value="100.840753003" calcext:value-type="float">
            <text:p>100,840753003</text:p>
          </table:table-cell>
          <table:table-cell office:value-type="float" office:value="104.711292237" calcext:value-type="float">
            <text:p>104,711292237</text:p>
          </table:table-cell>
          <table:table-cell office:value-type="float" office:value="107.684382229" calcext:value-type="float">
            <text:p>107,684382229</text:p>
          </table:table-cell>
          <table:table-cell office:value-type="float" office:value="106.587130384" calcext:value-type="float">
            <text:p>106,587130384</text:p>
          </table:table-cell>
          <table:table-cell office:value-type="float" office:value="102.229494575" calcext:value-type="float">
            <text:p>102,229494575</text:p>
          </table:table-cell>
          <table:table-cell office:value-type="float" office:value="103.037910833" calcext:value-type="float">
            <text:p>103,037910833</text:p>
          </table:table-cell>
          <table:table-cell office:value-type="float" office:value="102.8824177" calcext:value-type="float">
            <text:p>102,8824177</text:p>
          </table:table-cell>
          <table:table-cell office:value-type="float" office:value="100.560095828" calcext:value-type="float">
            <text:p>100,560095828</text:p>
          </table:table-cell>
          <table:table-cell office:value-type="float" office:value="100.041691267" calcext:value-type="float">
            <text:p>100,041691267</text:p>
          </table:table-cell>
          <table:table-cell/>
          <table:table-cell table:formula="of:=AVERAGE([.B5:.K5])" office:value-type="float" office:value="103.3467884866" calcext:value-type="float">
            <text:p>103,3467884866</text:p>
          </table:table-cell>
          <table:table-cell table:formula="of:=TRIMMEAN([.B5:.K5];0.2)" office:value-type="float" office:value="103.21772642125" calcext:value-type="float">
            <text:p>103,2177264213</text:p>
          </table:table-cell>
          <table:table-cell/>
          <table:table-cell table:formula="of:=[.M5]-[2CM.M5]" office:value-type="float" office:value="69.5400634389" calcext:value-type="float">
            <text:p>69,5400634389</text:p>
          </table:table-cell>
          <table:table-cell table:formula="of:=[.N5]-[2CM.N5]" office:value-type="float" office:value="69.526773472" calcext:value-type="float">
            <text:p>69,526773472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6.526647556" calcext:value-type="float">
            <text:p>26,526647556</text:p>
          </table:table-cell>
          <table:table-cell office:value-type="float" office:value="27.83787636" calcext:value-type="float">
            <text:p>27,83787636</text:p>
          </table:table-cell>
          <table:table-cell office:value-type="float" office:value="27.082480618" calcext:value-type="float">
            <text:p>27,082480618</text:p>
          </table:table-cell>
          <table:table-cell office:value-type="float" office:value="28.656171555" calcext:value-type="float">
            <text:p>28,656171555</text:p>
          </table:table-cell>
          <table:table-cell office:value-type="float" office:value="28.813010994" calcext:value-type="float">
            <text:p>28,813010994</text:p>
          </table:table-cell>
          <table:table-cell office:value-type="float" office:value="28.733267786" calcext:value-type="float">
            <text:p>28,733267786</text:p>
          </table:table-cell>
          <table:table-cell office:value-type="float" office:value="28.190020286" calcext:value-type="float">
            <text:p>28,190020286</text:p>
          </table:table-cell>
          <table:table-cell office:value-type="float" office:value="27.468566378" calcext:value-type="float">
            <text:p>27,468566378</text:p>
          </table:table-cell>
          <table:table-cell office:value-type="float" office:value="26.862866272" calcext:value-type="float">
            <text:p>26,862866272</text:p>
          </table:table-cell>
          <table:table-cell office:value-type="float" office:value="27.890372905" calcext:value-type="float">
            <text:p>27,890372905</text:p>
          </table:table-cell>
          <table:table-cell/>
          <table:table-cell table:formula="of:=AVERAGE([.B6:.K6])" office:value-type="float" office:value="27.806128071" calcext:value-type="float">
            <text:p>27,806128071</text:p>
          </table:table-cell>
          <table:table-cell table:formula="of:=TRIMMEAN([.B6:.K6];0.2)" office:value-type="float" office:value="27.84020277" calcext:value-type="float">
            <text:p>27,84020277</text:p>
          </table:table-cell>
          <table:table-cell/>
          <table:table-cell table:formula="of:=[.M6]-[2CM.M6]" office:value-type="float" office:value="2.1384354655" calcext:value-type="float">
            <text:p>2,1384354655</text:p>
          </table:table-cell>
          <table:table-cell table:formula="of:=[.N6]-[2CM.N6]" office:value-type="float" office:value="2.21295035599999" calcext:value-type="float">
            <text:p>2,21295035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28.140378987" calcext:value-type="float">
            <text:p>128,140378987</text:p>
          </table:table-cell>
          <table:table-cell office:value-type="float" office:value="132.737856159" calcext:value-type="float">
            <text:p>132,737856159</text:p>
          </table:table-cell>
          <table:table-cell office:value-type="float" office:value="132.935999489" calcext:value-type="float">
            <text:p>132,935999489</text:p>
          </table:table-cell>
          <table:table-cell office:value-type="float" office:value="131.946443774" calcext:value-type="float">
            <text:p>131,946443774</text:p>
          </table:table-cell>
          <table:table-cell office:value-type="float" office:value="133.319902721" calcext:value-type="float">
            <text:p>133,319902721</text:p>
          </table:table-cell>
          <table:table-cell office:value-type="float" office:value="132.553893758" calcext:value-type="float">
            <text:p>132,553893758</text:p>
          </table:table-cell>
          <table:table-cell office:value-type="float" office:value="130.890085657" calcext:value-type="float">
            <text:p>130,890085657</text:p>
          </table:table-cell>
          <table:table-cell office:value-type="float" office:value="129.522495895" calcext:value-type="float">
            <text:p>129,522495895</text:p>
          </table:table-cell>
          <table:table-cell office:value-type="float" office:value="128.864102425" calcext:value-type="float">
            <text:p>128,864102425</text:p>
          </table:table-cell>
          <table:table-cell office:value-type="float" office:value="129.516415705" calcext:value-type="float">
            <text:p>129,516415705</text:p>
          </table:table-cell>
          <table:table-cell/>
          <table:table-cell table:formula="of:=AVERAGE([.B7:.K7])" office:value-type="float" office:value="131.042757457" calcext:value-type="float">
            <text:p>131,042757457</text:p>
          </table:table-cell>
          <table:table-cell table:formula="of:=TRIMMEAN([.B7:.K7];0.2)" office:value-type="float" office:value="131.12091160775" calcext:value-type="float">
            <text:p>131,1209116078</text:p>
          </table:table-cell>
          <table:table-cell/>
          <table:table-cell table:formula="of:=[.M7]-[2CM.M7]" office:value-type="float" office:value="13.3101023729" calcext:value-type="float">
            <text:p>13,3101023729</text:p>
          </table:table-cell>
          <table:table-cell table:formula="of:=[.N7]-[2CM.N7]" office:value-type="float" office:value="13.447178722625" calcext:value-type="float">
            <text:p>13,447178722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33078392" calcext:value-type="float">
            <text:p>12,33078392</text:p>
          </table:table-cell>
          <table:table-cell office:value-type="float" office:value="12.478450045" calcext:value-type="float">
            <text:p>12,478450045</text:p>
          </table:table-cell>
          <table:table-cell office:value-type="float" office:value="12.23126227" calcext:value-type="float">
            <text:p>12,23126227</text:p>
          </table:table-cell>
          <table:table-cell office:value-type="float" office:value="11.363916411" calcext:value-type="float">
            <text:p>11,363916411</text:p>
          </table:table-cell>
          <table:table-cell office:value-type="float" office:value="12.57173278" calcext:value-type="float">
            <text:p>12,57173278</text:p>
          </table:table-cell>
          <table:table-cell office:value-type="float" office:value="11.791533138" calcext:value-type="float">
            <text:p>11,791533138</text:p>
          </table:table-cell>
          <table:table-cell office:value-type="float" office:value="11.7642433" calcext:value-type="float">
            <text:p>11,7642433</text:p>
          </table:table-cell>
          <table:table-cell office:value-type="float" office:value="12.271041755" calcext:value-type="float">
            <text:p>12,271041755</text:p>
          </table:table-cell>
          <table:table-cell office:value-type="float" office:value="12.403773272" calcext:value-type="float">
            <text:p>12,403773272</text:p>
          </table:table-cell>
          <table:table-cell office:value-type="float" office:value="12.160997614" calcext:value-type="float">
            <text:p>12,160997614</text:p>
          </table:table-cell>
          <table:table-cell/>
          <table:table-cell table:formula="of:=AVERAGE([.B8:.K8])" office:value-type="float" office:value="12.1367734505" calcext:value-type="float">
            <text:p>12,1367734505</text:p>
          </table:table-cell>
          <table:table-cell table:formula="of:=TRIMMEAN([.B8:.K8];0.2)" office:value-type="float" office:value="12.17901066425" calcext:value-type="float">
            <text:p>12,1790106643</text:p>
          </table:table-cell>
          <table:table-cell/>
          <table:table-cell table:formula="of:=[.M8]-[2CM.M8]" office:value-type="float" office:value="8.1910377112" calcext:value-type="float">
            <text:p>8,1910377112</text:p>
          </table:table-cell>
          <table:table-cell table:formula="of:=[.N8]-[2CM.N8]" office:value-type="float" office:value="8.232666917625" calcext:value-type="float">
            <text:p>8,2326669176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5.658134461" calcext:value-type="float">
            <text:p>175,658134461</text:p>
          </table:table-cell>
          <table:table-cell office:value-type="float" office:value="176.938487883" calcext:value-type="float">
            <text:p>176,938487883</text:p>
          </table:table-cell>
          <table:table-cell office:value-type="float" office:value="179.373039169" calcext:value-type="float">
            <text:p>179,373039169</text:p>
          </table:table-cell>
          <table:table-cell office:value-type="float" office:value="185.201963288" calcext:value-type="float">
            <text:p>185,201963288</text:p>
          </table:table-cell>
          <table:table-cell office:value-type="float" office:value="181.50087916" calcext:value-type="float">
            <text:p>181,50087916</text:p>
          </table:table-cell>
          <table:table-cell office:value-type="float" office:value="178.266402784" calcext:value-type="float">
            <text:p>178,266402784</text:p>
          </table:table-cell>
          <table:table-cell office:value-type="float" office:value="181.285445676" calcext:value-type="float">
            <text:p>181,285445676</text:p>
          </table:table-cell>
          <table:table-cell office:value-type="float" office:value="182.628324911" calcext:value-type="float">
            <text:p>182,628324911</text:p>
          </table:table-cell>
          <table:table-cell office:value-type="float" office:value="180.555599862" calcext:value-type="float">
            <text:p>180,555599862</text:p>
          </table:table-cell>
          <table:table-cell office:value-type="float" office:value="176.842840475" calcext:value-type="float">
            <text:p>176,842840475</text:p>
          </table:table-cell>
          <table:table-cell/>
          <table:table-cell table:formula="of:=AVERAGE([.B9:.K9])" office:value-type="float" office:value="179.8251117669" calcext:value-type="float">
            <text:p>179,8251117669</text:p>
          </table:table-cell>
          <table:table-cell table:formula="of:=TRIMMEAN([.B9:.K9];0.2)" office:value-type="float" office:value="179.67387749" calcext:value-type="float">
            <text:p>179,67387749</text:p>
          </table:table-cell>
          <table:table-cell/>
          <table:table-cell table:formula="of:=[.M9]-[2CM.M9]" office:value-type="float" office:value="60.9684020966" calcext:value-type="float">
            <text:p>60,9684020966</text:p>
          </table:table-cell>
          <table:table-cell table:formula="of:=[.N9]-[2CM.N9]" office:value-type="float" office:value="60.8753990485" calcext:value-type="float">
            <text:p>60,8753990485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1021776" calcext:value-type="float">
            <text:p>0,031021776</text:p>
          </table:table-cell>
          <table:table-cell office:value-type="float" office:value="0.004184457" calcext:value-type="float">
            <text:p>0,004184457</text:p>
          </table:table-cell>
          <table:table-cell office:value-type="float" office:value="0.003272278" calcext:value-type="float">
            <text:p>0,003272278</text:p>
          </table:table-cell>
          <table:table-cell office:value-type="float" office:value="0.004436961" calcext:value-type="float">
            <text:p>0,004436961</text:p>
          </table:table-cell>
          <table:table-cell office:value-type="float" office:value="0.004485802" calcext:value-type="float">
            <text:p>0,004485802</text:p>
          </table:table-cell>
          <table:table-cell office:value-type="float" office:value="0.002996453" calcext:value-type="float">
            <text:p>0,002996453</text:p>
          </table:table-cell>
          <table:table-cell office:value-type="float" office:value="0.003094873" calcext:value-type="float">
            <text:p>0,003094873</text:p>
          </table:table-cell>
          <table:table-cell office:value-type="float" office:value="0.00251931" calcext:value-type="float">
            <text:p>0,00251931</text:p>
          </table:table-cell>
          <table:table-cell office:value-type="float" office:value="0.002949074" calcext:value-type="float">
            <text:p>0,002949074</text:p>
          </table:table-cell>
          <table:table-cell office:value-type="float" office:value="0.00620076" calcext:value-type="float">
            <text:p>0,00620076</text:p>
          </table:table-cell>
          <table:table-cell/>
          <table:table-cell table:formula="of:=AVERAGE([.B10:.K10])" office:value-type="float" office:value="0.0065161744" calcext:value-type="float">
            <text:p>0,0065161744</text:p>
          </table:table-cell>
          <table:table-cell table:formula="of:=TRIMMEAN([.B10:.K10];0.2)" office:value-type="float" office:value="0.00395258225" calcext:value-type="float">
            <text:p>0,0039525823</text:p>
          </table:table-cell>
          <table:table-cell/>
          <table:table-cell table:formula="of:=[.M10]-[2CM.M10]" office:value-type="float" office:value="-0.0021905175" calcext:value-type="float">
            <text:p>-0,0021905175</text:p>
          </table:table-cell>
          <table:table-cell table:formula="of:=[.N10]-[2CM.N10]" office:value-type="float" office:value="-0.000561107" calcext:value-type="float">
            <text:p>-0,000561107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19455208" calcext:value-type="float">
            <text:p>0,019455208</text:p>
          </table:table-cell>
          <table:table-cell office:value-type="float" office:value="0.00330246" calcext:value-type="float">
            <text:p>0,00330246</text:p>
          </table:table-cell>
          <table:table-cell office:value-type="float" office:value="0.002747705" calcext:value-type="float">
            <text:p>0,002747705</text:p>
          </table:table-cell>
          <table:table-cell office:value-type="float" office:value="0.00353726" calcext:value-type="float">
            <text:p>0,00353726</text:p>
          </table:table-cell>
          <table:table-cell office:value-type="float" office:value="0.003877347" calcext:value-type="float">
            <text:p>0,003877347</text:p>
          </table:table-cell>
          <table:table-cell office:value-type="float" office:value="0.002676601" calcext:value-type="float">
            <text:p>0,002676601</text:p>
          </table:table-cell>
          <table:table-cell office:value-type="float" office:value="0.002535881" calcext:value-type="float">
            <text:p>0,002535881</text:p>
          </table:table-cell>
          <table:table-cell office:value-type="float" office:value="0.002207776" calcext:value-type="float">
            <text:p>0,002207776</text:p>
          </table:table-cell>
          <table:table-cell office:value-type="float" office:value="0.002453604" calcext:value-type="float">
            <text:p>0,002453604</text:p>
          </table:table-cell>
          <table:table-cell office:value-type="float" office:value="0.003738179" calcext:value-type="float">
            <text:p>0,003738179</text:p>
          </table:table-cell>
          <table:table-cell/>
          <table:table-cell table:formula="of:=AVERAGE([.B11:.K11])" office:value-type="float" office:value="0.0046532021" calcext:value-type="float">
            <text:p>0,0046532021</text:p>
          </table:table-cell>
          <table:table-cell table:formula="of:=TRIMMEAN([.B11:.K11];0.2)" office:value-type="float" office:value="0.003108629625" calcext:value-type="float">
            <text:p>0,0031086296</text:p>
          </table:table-cell>
          <table:table-cell/>
          <table:table-cell table:formula="of:=[.M11]-[2CM.M11]" office:value-type="float" office:value="-0.0036827103" calcext:value-type="float">
            <text:p>-0,0036827103</text:p>
          </table:table-cell>
          <table:table-cell table:formula="of:=[.N11]-[2CM.N11]" office:value-type="float" office:value="0.000383917" calcext:value-type="float">
            <text:p>0,000383917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0985592" calcext:value-type="float">
            <text:p>0,010985592</text:p>
          </table:table-cell>
          <table:table-cell office:value-type="float" office:value="0.003840182" calcext:value-type="float">
            <text:p>0,003840182</text:p>
          </table:table-cell>
          <table:table-cell office:value-type="float" office:value="0.002925276" calcext:value-type="float">
            <text:p>0,002925276</text:p>
          </table:table-cell>
          <table:table-cell office:value-type="float" office:value="0.003582155" calcext:value-type="float">
            <text:p>0,003582155</text:p>
          </table:table-cell>
          <table:table-cell office:value-type="float" office:value="0.003852443" calcext:value-type="float">
            <text:p>0,003852443</text:p>
          </table:table-cell>
          <table:table-cell office:value-type="float" office:value="0.003117189" calcext:value-type="float">
            <text:p>0,003117189</text:p>
          </table:table-cell>
          <table:table-cell office:value-type="float" office:value="0.002307898" calcext:value-type="float">
            <text:p>0,002307898</text:p>
          </table:table-cell>
          <table:table-cell office:value-type="float" office:value="0.002068622" calcext:value-type="float">
            <text:p>0,002068622</text:p>
          </table:table-cell>
          <table:table-cell office:value-type="float" office:value="0.002427436" calcext:value-type="float">
            <text:p>0,002427436</text:p>
          </table:table-cell>
          <table:table-cell office:value-type="float" office:value="0.003521851" calcext:value-type="float">
            <text:p>0,003521851</text:p>
          </table:table-cell>
          <table:table-cell/>
          <table:table-cell table:formula="of:=AVERAGE([.B12:.K12])" office:value-type="float" office:value="0.0038628644" calcext:value-type="float">
            <text:p>0,0038628644</text:p>
          </table:table-cell>
          <table:table-cell table:formula="of:=TRIMMEAN([.B12:.K12];0.2)" office:value-type="float" office:value="0.00319680375" calcext:value-type="float">
            <text:p>0,0031968038</text:p>
          </table:table-cell>
          <table:table-cell/>
          <table:table-cell table:formula="of:=[.M12]-[2CM.M12]" office:value-type="float" office:value="-0.000528341499999999" calcext:value-type="float">
            <text:p>-0,0005283415</text:p>
          </table:table-cell>
          <table:table-cell table:formula="of:=[.N12]-[2CM.N12]" office:value-type="float" office:value="0.000440175625" calcext:value-type="float">
            <text:p>0,000440175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60393321" calcext:value-type="float">
            <text:p>0,060393321</text:p>
          </table:table-cell>
          <table:table-cell office:value-type="float" office:value="0.00603999" calcext:value-type="float">
            <text:p>0,00603999</text:p>
          </table:table-cell>
          <table:table-cell office:value-type="float" office:value="0.001122749" calcext:value-type="float">
            <text:p>0,001122749</text:p>
          </table:table-cell>
          <table:table-cell office:value-type="float" office:value="0.001942667" calcext:value-type="float">
            <text:p>0,001942667</text:p>
          </table:table-cell>
          <table:table-cell office:value-type="float" office:value="0.002780175" calcext:value-type="float">
            <text:p>0,002780175</text:p>
          </table:table-cell>
          <table:table-cell office:value-type="float" office:value="0.003216754" calcext:value-type="float">
            <text:p>0,003216754</text:p>
          </table:table-cell>
          <table:table-cell office:value-type="float" office:value="0.001118384" calcext:value-type="float">
            <text:p>0,001118384</text:p>
          </table:table-cell>
          <table:table-cell table:style-name="ce1" office:value-type="float" office:value="0.000941708" calcext:value-type="float">
            <text:p>9,42E-004</text:p>
          </table:table-cell>
          <table:table-cell table:style-name="ce1" office:value-type="float" office:value="0.000879202" calcext:value-type="float">
            <text:p>8,79E-004</text:p>
          </table:table-cell>
          <table:table-cell office:value-type="float" office:value="0.002576926" calcext:value-type="float">
            <text:p>0,002576926</text:p>
          </table:table-cell>
          <table:table-cell/>
          <table:table-cell table:formula="of:=AVERAGE([.B13:.K13])" office:value-type="float" office:value="0.0081011876" calcext:value-type="float">
            <text:p>0,0081011876</text:p>
          </table:table-cell>
          <table:table-cell table:formula="of:=TRIMMEAN([.B13:.K13];0.2)" office:value-type="float" office:value="0.002467419125" calcext:value-type="float">
            <text:p>0,0024674191</text:p>
          </table:table-cell>
          <table:table-cell/>
          <table:table-cell table:formula="of:=[.M13]-[2CM.M13]" office:value-type="float" office:value="0.0060103645" calcext:value-type="float">
            <text:p>0,0060103645</text:p>
          </table:table-cell>
          <table:table-cell table:formula="of:=[.N13]-[2CM.N13]" office:value-type="float" office:value="0.000426052125" calcext:value-type="float">
            <text:p>0,0004260521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051549" calcext:value-type="float">
            <text:p>0,004051549</text:p>
          </table:table-cell>
          <table:table-cell office:value-type="float" office:value="0.003077978" calcext:value-type="float">
            <text:p>0,003077978</text:p>
          </table:table-cell>
          <table:table-cell table:style-name="ce1" office:value-type="float" office:value="0.00097882" calcext:value-type="float">
            <text:p>9,79E-004</text:p>
          </table:table-cell>
          <table:table-cell office:value-type="float" office:value="0.001504218" calcext:value-type="float">
            <text:p>0,001504218</text:p>
          </table:table-cell>
          <table:table-cell office:value-type="float" office:value="0.005337684" calcext:value-type="float">
            <text:p>0,005337684</text:p>
          </table:table-cell>
          <table:table-cell office:value-type="float" office:value="0.00271119" calcext:value-type="float">
            <text:p>0,00271119</text:p>
          </table:table-cell>
          <table:table-cell office:value-type="float" office:value="0.00128914" calcext:value-type="float">
            <text:p>0,00128914</text:p>
          </table:table-cell>
          <table:table-cell table:style-name="ce1" office:value-type="float" office:value="0.000781069" calcext:value-type="float">
            <text:p>7,81E-004</text:p>
          </table:table-cell>
          <table:table-cell table:style-name="ce1" office:value-type="float" office:value="0.000816329" calcext:value-type="float">
            <text:p>8,16E-004</text:p>
          </table:table-cell>
          <table:table-cell office:value-type="float" office:value="0.001973769" calcext:value-type="float">
            <text:p>0,001973769</text:p>
          </table:table-cell>
          <table:table-cell/>
          <table:table-cell table:formula="of:=AVERAGE([.B14:.K14])" office:value-type="float" office:value="0.0022521746" calcext:value-type="float">
            <text:p>0,0022521746</text:p>
          </table:table-cell>
          <table:table-cell table:formula="of:=TRIMMEAN([.B14:.K14];0.2)" office:value-type="float" office:value="0.002050374125" calcext:value-type="float">
            <text:p>0,0020503741</text:p>
          </table:table-cell>
          <table:table-cell/>
          <table:table-cell table:formula="of:=[.M14]-[2CM.M14]" office:value-type="float" office:value="-0.0006960125" calcext:value-type="float">
            <text:p>-0,0006960125</text:p>
          </table:table-cell>
          <table:table-cell table:formula="of:=[.N14]-[2CM.N14]" office:value-type="float" office:value="0.0000215024999999998" calcext:value-type="float">
            <text:p>2,15024999999998E-00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6089216" calcext:value-type="float">
            <text:p>0,006089216</text:p>
          </table:table-cell>
          <table:table-cell office:value-type="float" office:value="0.003106112" calcext:value-type="float">
            <text:p>0,003106112</text:p>
          </table:table-cell>
          <table:table-cell office:value-type="float" office:value="0.002630178" calcext:value-type="float">
            <text:p>0,002630178</text:p>
          </table:table-cell>
          <table:table-cell office:value-type="float" office:value="0.002955559" calcext:value-type="float">
            <text:p>0,002955559</text:p>
          </table:table-cell>
          <table:table-cell office:value-type="float" office:value="0.003410401" calcext:value-type="float">
            <text:p>0,003410401</text:p>
          </table:table-cell>
          <table:table-cell office:value-type="float" office:value="0.003051341" calcext:value-type="float">
            <text:p>0,003051341</text:p>
          </table:table-cell>
          <table:table-cell office:value-type="float" office:value="0.015875602" calcext:value-type="float">
            <text:p>0,015875602</text:p>
          </table:table-cell>
          <table:table-cell office:value-type="float" office:value="0.001865955" calcext:value-type="float">
            <text:p>0,001865955</text:p>
          </table:table-cell>
          <table:table-cell office:value-type="float" office:value="0.002144046" calcext:value-type="float">
            <text:p>0,002144046</text:p>
          </table:table-cell>
          <table:table-cell office:value-type="float" office:value="0.003266486" calcext:value-type="float">
            <text:p>0,003266486</text:p>
          </table:table-cell>
          <table:table-cell/>
          <table:table-cell table:formula="of:=AVERAGE([.B15:.K15])" office:value-type="float" office:value="0.0044394896" calcext:value-type="float">
            <text:p>0,0044394896</text:p>
          </table:table-cell>
          <table:table-cell table:formula="of:=TRIMMEAN([.B15:.K15];0.2)" office:value-type="float" office:value="0.003331667375" calcext:value-type="float">
            <text:p>0,0033316674</text:p>
          </table:table-cell>
          <table:table-cell/>
          <table:table-cell table:formula="of:=[.M15]-[2CM.M15]" office:value-type="float" office:value="0.001451906" calcext:value-type="float">
            <text:p>0,001451906</text:p>
          </table:table-cell>
          <table:table-cell table:formula="of:=[.N15]-[2CM.N15]" office:value-type="float" office:value="0.000910352375" calcext:value-type="float">
            <text:p>0,000910352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47904699" calcext:value-type="float">
            <text:p>0,047904699</text:p>
          </table:table-cell>
          <table:table-cell office:value-type="float" office:value="0.004135172" calcext:value-type="float">
            <text:p>0,004135172</text:p>
          </table:table-cell>
          <table:table-cell office:value-type="float" office:value="0.003946881" calcext:value-type="float">
            <text:p>0,003946881</text:p>
          </table:table-cell>
          <table:table-cell office:value-type="float" office:value="0.003690001" calcext:value-type="float">
            <text:p>0,003690001</text:p>
          </table:table-cell>
          <table:table-cell office:value-type="float" office:value="0.002504172" calcext:value-type="float">
            <text:p>0,002504172</text:p>
          </table:table-cell>
          <table:table-cell office:value-type="float" office:value="0.003246413" calcext:value-type="float">
            <text:p>0,003246413</text:p>
          </table:table-cell>
          <table:table-cell office:value-type="float" office:value="0.004200604" calcext:value-type="float">
            <text:p>0,004200604</text:p>
          </table:table-cell>
          <table:table-cell office:value-type="float" office:value="0.003389867" calcext:value-type="float">
            <text:p>0,003389867</text:p>
          </table:table-cell>
          <table:table-cell office:value-type="float" office:value="0.003429756" calcext:value-type="float">
            <text:p>0,003429756</text:p>
          </table:table-cell>
          <table:table-cell office:value-type="float" office:value="0.004127845" calcext:value-type="float">
            <text:p>0,004127845</text:p>
          </table:table-cell>
          <table:table-cell/>
          <table:table-cell table:formula="of:=AVERAGE([.B16:.K16])" office:value-type="float" office:value="0.008057541" calcext:value-type="float">
            <text:p>0,008057541</text:p>
          </table:table-cell>
          <table:table-cell table:formula="of:=TRIMMEAN([.B16:.K16];0.2)" office:value-type="float" office:value="0.003770817375" calcext:value-type="float">
            <text:p>0,0037708174</text:p>
          </table:table-cell>
          <table:table-cell/>
          <table:table-cell table:formula="of:=[.M16]-[2CM.M16]" office:value-type="float" office:value="0.0053559393" calcext:value-type="float">
            <text:p>0,0053559393</text:p>
          </table:table-cell>
          <table:table-cell table:formula="of:=[.N16]-[2CM.N16]" office:value-type="float" office:value="0.00166925375" calcext:value-type="float">
            <text:p>0,001669253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320785" calcext:value-type="float">
            <text:p>0,00320785</text:p>
          </table:table-cell>
          <table:table-cell office:value-type="float" office:value="0.002466955" calcext:value-type="float">
            <text:p>0,002466955</text:p>
          </table:table-cell>
          <table:table-cell office:value-type="float" office:value="0.003881027" calcext:value-type="float">
            <text:p>0,003881027</text:p>
          </table:table-cell>
          <table:table-cell office:value-type="float" office:value="0.002307603" calcext:value-type="float">
            <text:p>0,002307603</text:p>
          </table:table-cell>
          <table:table-cell office:value-type="float" office:value="0.002341859" calcext:value-type="float">
            <text:p>0,002341859</text:p>
          </table:table-cell>
          <table:table-cell office:value-type="float" office:value="0.003042172" calcext:value-type="float">
            <text:p>0,003042172</text:p>
          </table:table-cell>
          <table:table-cell office:value-type="float" office:value="0.002277822" calcext:value-type="float">
            <text:p>0,002277822</text:p>
          </table:table-cell>
          <table:table-cell office:value-type="float" office:value="0.002728521" calcext:value-type="float">
            <text:p>0,002728521</text:p>
          </table:table-cell>
          <table:table-cell office:value-type="float" office:value="0.00182811" calcext:value-type="float">
            <text:p>0,00182811</text:p>
          </table:table-cell>
          <table:table-cell office:value-type="float" office:value="0.002452277" calcext:value-type="float">
            <text:p>0,002452277</text:p>
          </table:table-cell>
          <table:table-cell/>
          <table:table-cell table:formula="of:=AVERAGE([.B17:.K17])" office:value-type="float" office:value="0.0026534196" calcext:value-type="float">
            <text:p>0,0026534196</text:p>
          </table:table-cell>
          <table:table-cell table:formula="of:=TRIMMEAN([.B17:.K17];0.2)" office:value-type="float" office:value="0.002603132375" calcext:value-type="float">
            <text:p>0,0026031324</text:p>
          </table:table-cell>
          <table:table-cell/>
          <table:table-cell table:formula="of:=[.M17]-[2CM.M17]" office:value-type="float" office:value="-0.000477318599999999" calcext:value-type="float">
            <text:p>-0,0004773186</text:p>
          </table:table-cell>
          <table:table-cell table:formula="of:=[.N17]-[2CM.N17]" office:value-type="float" office:value="0.000331057999999999" calcext:value-type="float">
            <text:p>0,0003310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79779" calcext:value-type="float">
            <text:p>0,002379779</text:p>
          </table:table-cell>
          <table:table-cell office:value-type="float" office:value="0.002533791" calcext:value-type="float">
            <text:p>0,002533791</text:p>
          </table:table-cell>
          <table:table-cell office:value-type="float" office:value="0.002584341" calcext:value-type="float">
            <text:p>0,002584341</text:p>
          </table:table-cell>
          <table:table-cell office:value-type="float" office:value="0.002779884" calcext:value-type="float">
            <text:p>0,002779884</text:p>
          </table:table-cell>
          <table:table-cell office:value-type="float" office:value="0.003020831" calcext:value-type="float">
            <text:p>0,003020831</text:p>
          </table:table-cell>
          <table:table-cell office:value-type="float" office:value="0.002813186" calcext:value-type="float">
            <text:p>0,002813186</text:p>
          </table:table-cell>
          <table:table-cell office:value-type="float" office:value="0.002228635" calcext:value-type="float">
            <text:p>0,002228635</text:p>
          </table:table-cell>
          <table:table-cell office:value-type="float" office:value="0.001455603" calcext:value-type="float">
            <text:p>0,001455603</text:p>
          </table:table-cell>
          <table:table-cell office:value-type="float" office:value="0.002217722" calcext:value-type="float">
            <text:p>0,002217722</text:p>
          </table:table-cell>
          <table:table-cell office:value-type="float" office:value="0.002727069" calcext:value-type="float">
            <text:p>0,002727069</text:p>
          </table:table-cell>
          <table:table-cell/>
          <table:table-cell table:formula="of:=AVERAGE([.B18:.K18])" office:value-type="float" office:value="0.0024740841" calcext:value-type="float">
            <text:p>0,0024740841</text:p>
          </table:table-cell>
          <table:table-cell table:formula="of:=TRIMMEAN([.B18:.K18];0.2)" office:value-type="float" office:value="0.002533050875" calcext:value-type="float">
            <text:p>0,0025330509</text:p>
          </table:table-cell>
          <table:table-cell/>
          <table:table-cell table:formula="of:=[.M18]-[2CM.M18]" office:value-type="float" office:value="0.0000747405" calcext:value-type="float">
            <text:p>7,47405E-005</text:p>
          </table:table-cell>
          <table:table-cell table:formula="of:=[.N18]-[2CM.N18]" office:value-type="float" office:value="0.00044971375" calcext:value-type="float">
            <text:p>0,000449713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733832" calcext:value-type="float">
            <text:p>7,34E-004</text:p>
          </table:table-cell>
          <table:table-cell table:style-name="ce1" office:value-type="float" office:value="0.000833642" calcext:value-type="float">
            <text:p>8,34E-004</text:p>
          </table:table-cell>
          <table:table-cell office:value-type="float" office:value="0.001004126" calcext:value-type="float">
            <text:p>0,001004126</text:p>
          </table:table-cell>
          <table:table-cell table:style-name="ce1" office:value-type="float" office:value="0.000725322" calcext:value-type="float">
            <text:p>7,25E-004</text:p>
          </table:table-cell>
          <table:table-cell table:style-name="ce1" office:value-type="float" office:value="0.000920071" calcext:value-type="float">
            <text:p>9,20E-004</text:p>
          </table:table-cell>
          <table:table-cell office:value-type="float" office:value="0.00139103" calcext:value-type="float">
            <text:p>0,00139103</text:p>
          </table:table-cell>
          <table:table-cell table:style-name="ce1" office:value-type="float" office:value="0.000661328" calcext:value-type="float">
            <text:p>6,61E-004</text:p>
          </table:table-cell>
          <table:table-cell table:style-name="ce1" office:value-type="float" office:value="0.000464137" calcext:value-type="float">
            <text:p>4,64E-004</text:p>
          </table:table-cell>
          <table:table-cell table:style-name="ce1" office:value-type="float" office:value="0.000629151" calcext:value-type="float">
            <text:p>6,29E-004</text:p>
          </table:table-cell>
          <table:table-cell table:style-name="ce1" office:value-type="float" office:value="0.000941445" calcext:value-type="float">
            <text:p>9,41E-004</text:p>
          </table:table-cell>
          <table:table-cell/>
          <table:table-cell table:formula="of:=AVERAGE([.B19:.K19])" office:value-type="float" office:value="0.0008304084" calcext:value-type="float">
            <text:p>0,0008304084</text:p>
          </table:table-cell>
          <table:table-cell table:formula="of:=TRIMMEAN([.B19:.K19];0.2)" office:value-type="float" office:value="0.000806114625" calcext:value-type="float">
            <text:p>0,0008061146</text:p>
          </table:table-cell>
          <table:table-cell/>
          <table:table-cell table:formula="of:=[.M19]-[2CM.M19]" office:value-type="float" office:value="-0.0007687449" calcext:value-type="float">
            <text:p>-0,0007687449</text:p>
          </table:table-cell>
          <table:table-cell table:formula="of:=[.N19]-[2CM.N19]" office:value-type="float" office:value="-0.000784911375" calcext:value-type="float">
            <text:p>-0,0007849114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087446739" calcext:value-type="float">
            <text:p>0,087446739</text:p>
          </table:table-cell>
          <table:table-cell office:value-type="float" office:value="0.087132936" calcext:value-type="float">
            <text:p>0,087132936</text:p>
          </table:table-cell>
          <table:table-cell office:value-type="float" office:value="0.102469143" calcext:value-type="float">
            <text:p>0,102469143</text:p>
          </table:table-cell>
          <table:table-cell office:value-type="float" office:value="0.09434332" calcext:value-type="float">
            <text:p>0,09434332</text:p>
          </table:table-cell>
          <table:table-cell office:value-type="float" office:value="0.102991844" calcext:value-type="float">
            <text:p>0,102991844</text:p>
          </table:table-cell>
          <table:table-cell office:value-type="float" office:value="0.129759117" calcext:value-type="float">
            <text:p>0,129759117</text:p>
          </table:table-cell>
          <table:table-cell office:value-type="float" office:value="0.08867357" calcext:value-type="float">
            <text:p>0,08867357</text:p>
          </table:table-cell>
          <table:table-cell office:value-type="float" office:value="0.092504196" calcext:value-type="float">
            <text:p>0,092504196</text:p>
          </table:table-cell>
          <table:table-cell office:value-type="float" office:value="0.085803694" calcext:value-type="float">
            <text:p>0,085803694</text:p>
          </table:table-cell>
          <table:table-cell office:value-type="float" office:value="0.096966782" calcext:value-type="float">
            <text:p>0,096966782</text:p>
          </table:table-cell>
          <table:table-cell/>
          <table:table-cell table:formula="of:=AVERAGE([.B20:.K20])" office:value-type="float" office:value="0.0968091341" calcext:value-type="float">
            <text:p>0,0968091341</text:p>
          </table:table-cell>
          <table:table-cell table:formula="of:=TRIMMEAN([.B20:.K20];0.2)" office:value-type="float" office:value="0.09406606625" calcext:value-type="float">
            <text:p>0,0940660663</text:p>
          </table:table-cell>
          <table:table-cell/>
          <table:table-cell table:formula="of:=[.M20]-[2CM.M20]" office:value-type="float" office:value="-0.0928057443" calcext:value-type="float">
            <text:p>-0,0928057443</text:p>
          </table:table-cell>
          <table:table-cell table:formula="of:=[.N20]-[2CM.N20]" office:value-type="float" office:value="-0.0949199265" calcext:value-type="float">
            <text:p>-0,094919926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507.046570344" calcext:value-type="float">
            <text:p>507,046570344</text:p>
          </table:table-cell>
          <table:table-cell table:formula="of:=SUM([.N2:.N7])" office:value-type="float" office:value="506.98241607175" calcext:value-type="float">
            <text:p>506,982416071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10:.M19])" office:value-type="float" office:value="0.0438405458" calcext:value-type="float">
            <text:p>0,0438405458</text:p>
          </table:table-cell>
          <table:table-cell table:formula="of:=SUM([.N10:.N19])" office:value-type="float" office:value="0.0278205915" calcext:value-type="float">
            <text:p>0,0278205915</text:p>
          </table:table-cell>
          <table:table-cell table:number-columns-repeated="3"/>
        </table:table-row>
      </table:table>
      <table:table table:name="6CM" table:style-name="ta1">
        <table:table-column table:style-name="co3" table:default-cell-style-name="Default"/>
        <table:table-row table:style-name="ro1">
          <table:table-cell/>
        </table:table-row>
      </table:table>
      <table:table table:name="Gráficos" table:style-name="ta1">
        <table:shapes>
          <draw:frame draw:z-index="0" draw:style-name="gr1" draw:text-style-name="P1" svg:width="159.99mm" svg:height="89.99mm" svg:x="12.99mm" svg:y="19.59mm">
            <draw:object draw:notify-on-update-of-ranges="Gráficos.A1:Gráficos.A1 Gráficos.B1:Gráficos.B1 Gráficos.A2:Gráficos.A2 Gráficos.B2:Gráficos.B2 Gráficos.A3:Gráficos.A3 Gráficos.B3:Gráficos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Agregados</text:p>
          </table:table-cell>
          <table:table-cell office:value-type="string" calcext:value-type="string">
            <text:p>Buscas</text:p>
          </table:table-cell>
        </table:table-row>
        <table:table-row table:style-name="ro1">
          <table:table-cell office:value-type="string" calcext:value-type="string">
            <text:p>2CM</text:p>
          </table:table-cell>
          <table:table-cell office:value-type="float" office:value="269.497504426" calcext:value-type="float">
            <text:p>269,497504426</text:p>
          </table:table-cell>
          <table:table-cell office:value-type="float" office:value="0.02453458475" calcext:value-type="float">
            <text:p>0,0245345848</text:p>
          </table:table-cell>
        </table:table-row>
        <table:table-row table:style-name="ro1">
          <table:table-cell office:value-type="string" calcext:value-type="string">
            <text:p>4CM</text:p>
          </table:table-cell>
          <table:table-cell office:value-type="float" office:value="506.98241607175" calcext:value-type="float">
            <text:p>506,9824160718</text:p>
          </table:table-cell>
          <table:table-cell office:value-type="float" office:value="0.0278205915" calcext:value-type="float">
            <text:p>0,0278205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49:36.566000000</meta:creation-date>
    <meta:generator>LibreOffice/4.4.7.2$Windows_x86 LibreOffice_project/f3153a8b245191196a4b6b9abd1d0da16eead600</meta:generator>
    <dc:date>2017-01-12T15:22:18.228000000</dc:date>
    <meta:editing-duration>PT32M39S</meta:editing-duration>
    <meta:editing-cycles>5</meta:editing-cycles>
    <meta:document-statistic meta:table-count="4" meta:cell-count="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952cm" style:legend-expansion="high" chart:style-name="ch2"/>
        <chart:plot-area chart:style-name="ch3" table:cell-range-address="Gráficos.A1:Gráficos.B3" chart:data-source-has-labels="both" svg:x="0.32cm" svg:y="0.18cm" svg:width="13.891cm" svg:height="8.64cm">
          <chartooo:coordinate-region svg:x="1.127cm" svg:y="0.379cm" svg:width="13.084cm" svg:height="7.794cm"/>
          <chart:axis chart:dimension="x" chart:name="primary-x" chart:style-name="ch4" chartooo:axis-type="auto">
            <chartooo:date-scale/>
            <chart:categories table:cell-range-address="Gráficos.B1:Gráficos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A2:Gráficos.A2" chart:class="chart:bar">
            <chart:data-point/>
          </chart:series>
          <chart:series chart:style-name="ch8" chart:values-cell-range-address="Gráficos.B3:Gráficos.B3" chart:label-cell-address="Gráficos.A3:Gráficos.A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egados</text:p>
                <draw:g>
                  <svg:desc>Gráficos.B1:Gráfic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A2:Gráficos.A2</svg:desc>
                </draw:g>
              </table:table-cell>
              <table:table-cell office:value-type="float" office:value="269.497504426">
                <text:p>269.497504426</text:p>
                <draw:g>
                  <svg:desc>Gráficos.B2:Gráficos.B2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A3:Gráficos.A3</svg:desc>
                </draw:g>
              </table:table-cell>
              <table:table-cell office:value-type="float" office:value="506.98241607175">
                <text:p>506.98241607175</text:p>
                <draw:g>
                  <svg:desc>Gráficos.B3:Gráficos.B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